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1.06pt" svg:x="12.73pt" svg:y="0.43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32037" calcext:value-type="float">
            <text:p>132037</text:p>
          </table:table-cell>
          <table:table-cell table:style-name="ce1" table:formula="of:=SUM([.H3:.H70])" office:value-type="float" office:value="7035" calcext:value-type="float">
            <text:p>7035</text:p>
          </table:table-cell>
          <table:table-cell table:style-name="ce6" table:formula="of:=([.H72]/[.G72])" office:value-type="percentage" office:value="0.0532805198542833" calcext:value-type="percentage">
            <text:p>5.33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20:07:51.396510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06-05T20:09:50.734572051</dc:date>
    <meta:editing-duration>P2DT16H18M51S</meta:editing-duration>
    <meta:editing-cycles>88</meta:editing-cycles>
    <meta:generator>LibreOffice/5.1.6.2$Linux_X86_64 LibreOffice_project/10m0$Build-2</meta:generator>
    <meta:document-statistic meta:table-count="2" meta:cell-count="136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84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7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2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4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